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DejaVu Sans Mono" svg:font-family="'DejaVu Sans Mono'" style:font-family-generic="modern"/>
    <style:font-face style:name="Amiri" svg:font-family="Amiri" style:font-pitch="variable"/>
    <style:font-face style:name="DejaVu Sans Light" svg:font-family="'DejaVu Sans Light', 'MS Mincho'" style:font-pitch="variable"/>
    <style:font-face style:name="Droid Sans Fallback1" svg:font-family="'Droid Sans Fallback'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, 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0.846cm" table:align="center" style:writing-mode="rl-tb"/>
    </style:style>
    <style:style style:name="Table1.A" style:family="table-column">
      <style:table-column-properties style:column-width="5.076cm"/>
    </style:style>
    <style:style style:name="Table1.B" style:family="table-column">
      <style:table-column-properties style:column-width="0.691cm"/>
    </style:style>
    <style:style style:name="Table1.C" style:family="table-column">
      <style:table-column-properties style:column-width="5.078cm"/>
    </style:style>
    <style:style style:name="Table1.1" style:family="table-row">
      <style:table-row-properties style:min-row-height="6.879cm"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rl-tb"/>
    </style:style>
    <style:style style:name="Table2" style:family="table">
      <style:table-properties style:width="10.846cm" fo:margin-left="0.09cm" table:align="left" style:writing-mode="rl-tb"/>
    </style:style>
    <style:style style:name="Table2.A" style:family="table-column">
      <style:table-column-properties style:column-width="5.08cm"/>
    </style:style>
    <style:style style:name="Table2.B" style:family="table-column">
      <style:table-column-properties style:column-width="0.686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.199cm" fo:padding-bottom="0cm" fo:border="none" style:writing-mode="rl-tb"/>
    </style:style>
    <style:style style:name="P1" style:family="paragraph" style:parent-style-name="Header">
      <style:paragraph-properties fo:text-align="center" style:justify-single-word="false" style:writing-mode="rl-tb"/>
      <style:text-properties style:font-name-complex="Amiri"/>
    </style:style>
    <style:style style:name="P2" style:family="paragraph" style:parent-style-name="Preformatted_20_Text">
      <style:paragraph-properties fo:text-align="justify" style:justify-single-word="false" style:writing-mode="rl-tb"/>
      <style:text-properties fo:font-size="12pt" style:font-size-asian="12pt" style:font-size-complex="12pt"/>
    </style:style>
    <style:style style:name="P3" style:family="paragraph" style:parent-style-name="Preformatted_20_Text">
      <style:paragraph-properties fo:text-align="justify" style:justify-single-word="false" style:snap-to-layout-grid="false" style:writing-mode="rl-tb"/>
      <style:text-properties fo:font-size="12pt" style:font-size-asian="12pt" style:font-name-complex="Amiri" style:font-size-complex="12pt"/>
    </style:style>
    <style:style style:name="P4" style:family="paragraph" style:parent-style-name="Preformatted_20_Text">
      <style:paragraph-properties fo:text-align="end" style:justify-single-word="false" style:writing-mode="rl-tb"/>
      <style:text-properties fo:font-size="12pt" style:font-size-asian="12pt" style:font-name-complex="Amiri" style:font-size-complex="12pt"/>
    </style:style>
    <style:style style:name="P5" style:family="paragraph" style:parent-style-name="Preformatted_20_Text">
      <style:paragraph-properties fo:text-align="end" style:justify-single-word="false" style:snap-to-layout-grid="false" style:writing-mode="rl-tb"/>
      <style:text-properties fo:font-size="12pt" style:font-size-asian="12pt" style:font-name-complex="Amiri" style:font-size-complex="12pt"/>
    </style:style>
    <style:style style:name="P6" style:family="paragraph" style:parent-style-name="Standard">
      <style:paragraph-properties fo:text-align="end" style:justify-single-word="false" style:writing-mode="rl-tb"/>
      <style:text-properties fo:font-size="12pt" style:font-size-asian="12pt" style:font-size-complex="12pt"/>
    </style:style>
    <style:style style:name="P7" style:family="paragraph" style:parent-style-name="Heading_20_1" style:master-page-name="Standard">
      <style:paragraph-properties fo:text-align="center" style:justify-single-word="false" style:page-number="auto" style:writing-mode="rl-tb"/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style:font-name="Courier" style:font-name-complex="Amiri"/>
    </style:style>
    <style:style style:name="T2" style:family="text">
      <style:text-properties style:font-name-complex="Amiri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-asian="DejaVu Sans Mono" style:font-name-complex="DejaVu Sans Mon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T1">حَدّثَنَا</text:span><text:span text:style-name="T3"> </text:span><text:span text:style-name="T1">عِيسَى</text:span><text:span text:style-name="T3"> </text:span><text:span text:style-name="T1">بْنُ</text:span><text:span text:style-name="T3"> </text:span><text:span text:style-name="T1">هِشَامٍ</text:span></text:h>
      <text:p text:style-name="P6"/>
      <text:p text:style-name="P2"><text:span text:style-name="T2">قَالَ:</text:span><text:span text:style-name="T4"> </text:span><text:span text:style-name="T2">طَرَحَتْنِي</text:span><text:span text:style-name="T4"> </text:span><text:span text:style-name="T2">النّوَى</text:span><text:span text:style-name="T4"> </text:span><text:span text:style-name="T2">مَطَارِحَهَا</text:span><text:span text:style-name="T4"> </text:span><text:span text:style-name="T2">حَتّى</text:span><text:span text:style-name="T4"> </text:span><text:span text:style-name="T2">إذَا</text:span><text:span text:style-name="T4"> </text:span><text:span text:style-name="T2">وَطِئْتُ</text:span><text:span text:style-name="T4"> </text:span><text:span text:style-name="T2">جُرْجَان</text:span><text:span text:style-name="T4"> </text:span><text:span text:style-name="T2">الأَقْصى.</text:span><text:span text:style-name="T4"> </text:span><text:span text:style-name="T2">فاسْتَظْهَرْتُ</text:span><text:span text:style-name="T4"> </text:span><text:span text:style-name="T2">عَلَى</text:span><text:span text:style-name="T4"> </text:span><text:span text:style-name="T2">الأَيامِ</text:span><text:span text:style-name="T4"> </text:span><text:span text:style-name="T2">بِضِياعٍ</text:span><text:span text:style-name="T4"> </text:span><text:span text:style-name="T2">أَجَلْتُ</text:span><text:span text:style-name="T4"> </text:span><text:span text:style-name="T2">فِيهَا</text:span><text:span text:style-name="T4"> </text:span><text:span text:style-name="T2">يَدَ</text:span><text:span text:style-name="T4"> </text:span><text:span text:style-name="T2">الْعِمَارةِ،</text:span><text:span text:style-name="T4"> </text:span><text:span text:style-name="T2">وَأَمْوَالٍ</text:span><text:span text:style-name="T4"> </text:span><text:span text:style-name="T2">وَقَفْتُهَا</text:span><text:span text:style-name="T4"> </text:span><text:span text:style-name="T2">عَلى</text:span><text:span text:style-name="T4"> </text:span><text:span text:style-name="T2">التّجَارَةِ،</text:span><text:span text:style-name="T4"> </text:span><text:span text:style-name="T2">وَحَانُوتٍ</text:span><text:span text:style-name="T4"> </text:span><text:span text:style-name="T2">جَعَلْتُهُ</text:span><text:span text:style-name="T4"> </text:span><text:span text:style-name="T2">مَثَابَةٍ،</text:span><text:span text:style-name="T4"> </text:span><text:span text:style-name="T2">وَرُفْقَةٍ</text:span><text:span text:style-name="T4"> </text:span><text:span text:style-name="T2">اتّخَذْتُهَا</text:span><text:span text:style-name="T4"> </text:span><text:span text:style-name="T2">صَحَابَةً،</text:span><text:span text:style-name="T4"> </text:span><text:span text:style-name="T2">وَجَعَلْتُ</text:span><text:span text:style-name="T4"> </text:span><text:span text:style-name="T2">لِلْدّارِ،</text:span><text:span text:style-name="T4"> </text:span><text:span text:style-name="T2">حَاشِيَتَيِ</text:span><text:span text:style-name="T4"> </text:span><text:span text:style-name="T2">النّهَار،</text:span><text:span text:style-name="T4"> </text:span><text:span text:style-name="T2">وللحَانُوتِ</text:span><text:span text:style-name="T4"> </text:span><text:span text:style-name="T2">بَيْنَهُمَا،</text:span><text:span text:style-name="T4"> </text:span><text:span text:style-name="T2">فَجَلَسْنَا</text:span><text:span text:style-name="T4"> </text:span><text:span text:style-name="T2">يَوْمًا</text:span><text:span text:style-name="T4"> </text:span><text:span text:style-name="T2">نَتَذَاكَرُ</text:span><text:span text:style-name="T4"> </text:span><text:span text:style-name="T2">القرِيضَ</text:span><text:span text:style-name="T4"> </text:span><text:span text:style-name="T2">وَأَهْلَهُ،</text:span><text:span text:style-name="T4"> </text:span><text:span text:style-name="T2">وَتِلْقَاءَنا</text:span><text:span text:style-name="T4"> </text:span><text:span text:style-name="T2">شَابّ</text:span><text:span text:style-name="T4"> </text:span><text:span text:style-name="T2">قَدْ</text:span><text:span text:style-name="T4"> </text:span><text:span text:style-name="T2">جَلَسَ</text:span><text:span text:style-name="T4"> </text:span><text:span text:style-name="T2">غَيْرَ</text:span><text:span text:style-name="T4"> </text:span><text:span text:style-name="T2">بَعِيدٍ</text:span><text:span text:style-name="T4"> </text:span><text:span text:style-name="T2">يُنْصِتُ</text:span><text:span text:style-name="T4"> </text:span><text:span text:style-name="T2">وَكَأَنّهُ</text:span><text:span text:style-name="T4"> </text:span><text:span text:style-name="T2">يَفْهَمُ،</text:span><text:span text:style-name="T4"> </text:span><text:span text:style-name="T2">وَيَسْكتُ</text:span><text:span text:style-name="T4"> </text:span><text:span text:style-name="T2">وَكَأَنّهُ</text:span><text:span text:style-name="T4"> </text:span><text:span text:style-name="T2">لَا</text:span><text:span text:style-name="T4"> </text:span><text:span text:style-name="T2">يَعْلَمُ</text:span><text:span text:style-name="T4"> </text:span><text:span text:style-name="T2">حَتّى</text:span><text:span text:style-name="T4"> </text:span><text:span text:style-name="T2">إِذَا</text:span><text:span text:style-name="T4"> </text:span><text:span text:style-name="T2">مَالَ</text:span><text:span text:style-name="T4"> </text:span><text:span text:style-name="T2">الكَلَامُ</text:span><text:span text:style-name="T4"> </text:span><text:span text:style-name="T2">بِنَا</text:span><text:span text:style-name="T4"> </text:span><text:span text:style-name="T2">مَيْلَهُ،</text:span><text:span text:style-name="T4"> </text:span><text:span text:style-name="T2">وَجَرّ</text:span><text:span text:style-name="T4"> </text:span><text:span text:style-name="T2">الْجِدَالُ</text:span><text:span text:style-name="T4"> </text:span><text:span text:style-name="T2">فِينَا</text:span><text:span text:style-name="T4"> </text:span><text:span text:style-name="T2">ذَيْلَهُ،</text:span><text:span text:style-name="T4"> </text:span><text:span text:style-name="T2">قَالَ:</text:span><text:span text:style-name="T4"> </text:span><text:span text:style-name="T2">قَدْ</text:span><text:span text:style-name="T4"> </text:span><text:span text:style-name="T2">أَصَبْتُمْ</text:span><text:span text:style-name="T4"> </text:span><text:span text:style-name="T2">عُذَيَقَهُ،</text:span><text:span text:style-name="T4"> </text:span><text:span text:style-name="T2">وَوَافَيتُمْ</text:span><text:span text:style-name="T4"> </text:span><text:span text:style-name="T2">جُذَيْلَهُ،</text:span><text:span text:style-name="T4"> </text:span><text:span text:style-name="T2">وَلَوْ</text:span><text:span text:style-name="T4"> </text:span><text:span text:style-name="T2">شِئْتُ</text:span><text:span text:style-name="T4"> </text:span><text:span text:style-name="T2">لَلَفْظْتُ</text:span><text:span text:style-name="T4"> </text:span><text:span text:style-name="T2">وَأَفَضْتُ،</text:span><text:span text:style-name="T4"> </text:span><text:span text:style-name="T2">وَلَوْ</text:span><text:span text:style-name="T4"> </text:span><text:span text:style-name="T2">قُلْتُ</text:span><text:span text:style-name="T4"> </text:span><text:span text:style-name="T2">لأَصْدَرْتُ</text:span><text:span text:style-name="T4"> </text:span><text:span text:style-name="T2">وَأَوْرَدْتُ،</text:span><text:span text:style-name="T4"> </text:span><text:span text:style-name="T2">وَلَجَلَوْتُ</text:span><text:span text:style-name="T4"> </text:span><text:span text:style-name="T2">الْحقّ</text:span><text:span text:style-name="T4"> </text:span><text:span text:style-name="T2">في</text:span><text:span text:style-name="T4"> </text:span><text:span text:style-name="T2">مَعْرَضِ</text:span><text:span text:style-name="T4"> </text:span><text:span text:style-name="T2">بَيَانٍ</text:span><text:span text:style-name="T4"> </text:span><text:span text:style-name="T2">يُسْمِعُ</text:span><text:span text:style-name="T4"> </text:span><text:span text:style-name="T2">الصُّمَّ،</text:span><text:span text:style-name="T4"> </text:span><text:span text:style-name="T2">وَيُنزلُ</text:span><text:span text:style-name="T4"> </text:span><text:span text:style-name="T2">الْعُصْمَ،</text:span><text:span text:style-name="T4"> </text:span><text:span text:style-name="T2">فَقُلْتُ:</text:span><text:span text:style-name="T4"> </text:span><text:span text:style-name="T2">يَا</text:span><text:span text:style-name="T4"> </text:span><text:span text:style-name="T2">فَاضِلُ</text:span><text:span text:style-name="T4"> </text:span><text:span text:style-name="T2">أدْنُ</text:span><text:span text:style-name="T4"> </text:span><text:span text:style-name="T2">فَقَدْ</text:span><text:span text:style-name="T4"> </text:span><text:span text:style-name="T2">مَنَّيْتَ،</text:span><text:span text:style-name="T4"> </text:span><text:span text:style-name="T2">وَهَاتِ</text:span><text:span text:style-name="T4"> </text:span><text:span text:style-name="T2">فَقَدْ</text:span><text:span text:style-name="T4"> </text:span><text:span text:style-name="T2">أَثْنَيتَ،</text:span><text:span text:style-name="T4"> </text:span><text:span text:style-name="T2">فَدَنَا</text:span><text:span text:style-name="T4"> </text:span><text:span text:style-name="T2">وَقَالَ:</text:span><text:span text:style-name="T4"> </text:span><text:span text:style-name="T2">سَلُونِي</text:span><text:span text:style-name="T4"> </text:span><text:span text:style-name="T2">أُجِبْكُمْ،</text:span><text:span text:style-name="T4"> </text:span><text:span text:style-name="T2">وَاسْمَعُوا</text:span><text:span text:style-name="T4"> </text:span><text:span text:style-name="T2">أُعْجِبْكُمْ.</text:span><text:span text:style-name="T4"> </text:span><text:span text:style-name="T2">فَقُلْنَا:</text:span><text:span text:style-name="T4"> </text:span><text:span text:style-name="T2">مَا</text:span><text:span text:style-name="T4"> </text:span><text:span text:style-name="T2">تَقُولُ</text:span><text:span text:style-name="T4"> </text:span><text:span text:style-name="T2">فِي</text:span><text:span text:style-name="T4"> </text:span><text:span text:style-name="T2">امْرِىءِ</text:span><text:span text:style-name="T4"> </text:span><text:span text:style-name="T2">الْقَيسِ؟</text:span><text:span text:style-name="T4"> </text:span><text:span text:style-name="T2">قَالَ:</text:span><text:span text:style-name="T4"> </text:span><text:span text:style-name="T2">هُوَ</text:span><text:span text:style-name="T4"> </text:span><text:span text:style-name="T2">أَوَّلُ</text:span><text:span text:style-name="T4"> </text:span><text:span text:style-name="T2">مَنْ</text:span><text:span text:style-name="T4"> </text:span><text:span text:style-name="T2">وَقَفَ</text:span><text:span text:style-name="T4"> </text:span><text:span text:style-name="T2">بِالدِّيارِ</text:span><text:span text:style-name="T4"> </text:span><text:span text:style-name="T2">وَعَرَصَاتِهَا،</text:span><text:span text:style-name="T4"> </text:span><text:span text:style-name="T2">وَاغْتَدَى</text:span><text:span text:style-name="T4"> </text:span><text:span text:style-name="T2">وَالطَّيرُ</text:span><text:span text:style-name="T4"> </text:span><text:span text:style-name="T2">فِي</text:span><text:span text:style-name="T4"> </text:span><text:span text:style-name="T2">وَكَنَاتِهَا،</text:span><text:span text:style-name="T4"> </text:span><text:span text:style-name="T2">وَوَصَفَ</text:span><text:span text:style-name="T4"> </text:span><text:span text:style-name="T2">الْخيلَ</text:span><text:span text:style-name="T4"> </text:span><text:span text:style-name="T2">بِصِفَاِتهَا،</text:span><text:span text:style-name="T4"> </text:span><text:span text:style-name="T2">وَلَمْ</text:span><text:span text:style-name="T4"> </text:span><text:span text:style-name="T2">يَقُلِ</text:span><text:span text:style-name="T4"> </text:span><text:span text:style-name="T2">الشِّعْرَ</text:span><text:span text:style-name="T4"> </text:span><text:span text:style-name="T2">كَاسِيًا.</text:span><text:span text:style-name="T4"> </text:span><text:span text:style-name="T2">وَلَمْ</text:span><text:span text:style-name="T4"> </text:span><text:span text:style-name="T2">يُجِدِ</text:span><text:span text:style-name="T4"> </text:span><text:span text:style-name="T2">القَوْلَ</text:span><text:span text:style-name="T4"> </text:span><text:span text:style-name="T2">رَاغِبًا،</text:span><text:span text:style-name="T4"> </text:span><text:span text:style-name="T2">فَفَضَلَ</text:span><text:span text:style-name="T4"> </text:span><text:span text:style-name="T2">مَنْ</text:span><text:span text:style-name="T4"> </text:span><text:span text:style-name="T2">تَفَتَّقَ</text:span><text:span text:style-name="T4"> </text:span><text:span text:style-name="T2">للْحِيلةِ</text:span><text:span text:style-name="T4"> </text:span><text:span text:style-name="T2">لِسَانُهُ،</text:span><text:span text:style-name="T4"> </text:span><text:span text:style-name="T2">وَاْنتَجَعَ</text:span><text:span text:style-name="T4"> </text:span><text:span text:style-name="T2">لِلرَّغْبَة</text:span><text:span text:style-name="T4"> </text:span><text:span text:style-name="T2">بَنَانُهُ،</text:span><text:span text:style-name="T4"> </text:span><text:span text:style-name="T2">قُلْنَا:</text:span><text:span text:style-name="T4"> </text:span><text:span text:style-name="T2">فَما</text:span><text:span text:style-name="T4"> </text:span><text:span text:style-name="T2">تَقُولُ</text:span><text:span text:style-name="T4"> </text:span><text:span text:style-name="T2">فِي</text:span><text:span text:style-name="T4"> </text:span><text:span text:style-name="T2">الْنَّابِغَةِ؟</text:span><text:span text:style-name="T4"> </text:span><text:span text:style-name="T2">قالَ:</text:span><text:span text:style-name="T4"> </text:span><text:span text:style-name="T2">يَثلِبُ</text:span><text:span text:style-name="T4"> </text:span><text:span text:style-name="T2">إِذَا</text:span><text:span text:style-name="T4"> </text:span><text:span text:style-name="T2">حَنِقَ،</text:span><text:span text:style-name="T4"> </text:span><text:span text:style-name="T2">وَيَمْدَحُ</text:span><text:span text:style-name="T4"> </text:span><text:span text:style-name="T2">إِذَا</text:span><text:span text:style-name="T4"> </text:span><text:span text:style-name="T2">رَغِبَ،</text:span><text:span text:style-name="T4"> </text:span><text:span text:style-name="T2">وَيَعْتَذِرُ</text:span><text:span text:style-name="T4"> </text:span><text:span text:style-name="T2">إِذَا</text:span><text:span text:style-name="T4"> </text:span><text:span text:style-name="T2">رَهِبَ،</text:span><text:span text:style-name="T4"> </text:span><text:span text:style-name="T2">فَلَا</text:span><text:span text:style-name="T4"> </text:span><text:span text:style-name="T2">يَرْمي</text:span><text:span text:style-name="T4"> </text:span><text:span text:style-name="T2">إِلَّا صَائِبًا،</text:span><text:span text:style-name="T4"> </text:span><text:span text:style-name="T2">قُلْنَا:فَمَا</text:span><text:span text:style-name="T4"> </text:span><text:span text:style-name="T2">تَقُولُ</text:span><text:span text:style-name="T4"> </text:span><text:span text:style-name="T2">فِي</text:span><text:span text:style-name="T4"> </text:span><text:span text:style-name="T2">زُهَيرٍ؟</text:span><text:span text:style-name="T4"> </text:span><text:span text:style-name="T2">قَالَ</text:span><text:span text:style-name="T4"> </text:span><text:span text:style-name="T2">يُذِيبُ</text:span><text:span text:style-name="T4"> </text:span><text:span text:style-name="T2">الشِّعرَ،</text:span><text:span text:style-name="T4"> </text:span><text:span text:style-name="T2">والشعْرُ</text:span><text:span text:style-name="T4"> </text:span><text:span text:style-name="T2">يُذيبَهُ،</text:span><text:span text:style-name="T4"> </text:span><text:span text:style-name="T2">وَيَدعُو</text:span><text:span text:style-name="T4"> </text:span><text:span text:style-name="T2">القَولَ</text:span><text:span text:style-name="T4"> </text:span><text:span text:style-name="T2">وَالسِّحْرَ</text:span><text:span text:style-name="T4"> </text:span><text:span text:style-name="T2">يُجِيبُهُ،</text:span><text:span text:style-name="T4"> </text:span><text:span text:style-name="T2">قُلْنَا:</text:span><text:span text:style-name="T4"> </text:span><text:span text:style-name="T2">فَمَا</text:span><text:span text:style-name="T4"> </text:span><text:span text:style-name="T2">تَقُولُ</text:span><text:span text:style-name="T4"> </text:span><text:span text:style-name="T2">فِي</text:span><text:span text:style-name="T4"> </text:span><text:span text:style-name="T2">طَرَفَةَ:</text:span><text:span text:style-name="T4"> </text:span><text:span text:style-name="T2">قَالَ:</text:span><text:span text:style-name="T4"> </text:span><text:span text:style-name="T2">هُوَ</text:span><text:span text:style-name="T4"> </text:span><text:span text:style-name="T2">ماَءُ</text:span><text:span text:style-name="T4"> </text:span><text:span text:style-name="T2">الأشْعَارِ</text:span><text:span text:style-name="T4"> </text:span><text:span text:style-name="T2">وَطينَتُها،</text:span><text:span text:style-name="T4"> </text:span><text:span text:style-name="T2">وَكَنْزُ</text:span><text:span text:style-name="T4"> </text:span><text:span text:style-name="T2">الْقَوَافِي</text:span><text:span text:style-name="T4"> </text:span><text:span text:style-name="T2">وَمَديِنَتُهَا،</text:span><text:span text:style-name="T4"> </text:span><text:span text:style-name="T2">مَاتَ</text:span><text:span text:style-name="T4"> </text:span><text:span text:style-name="T2">وَلَمْ</text:span><text:span text:style-name="T4"> </text:span><text:span text:style-name="T2">تَظْهَرْ</text:span><text:span text:style-name="T4"> </text:span><text:span text:style-name="T2">أَسْرَارُ</text:span><text:span text:style-name="T4"> </text:span><text:span text:style-name="T2">دَفَائِنِهِ</text:span><text:span text:style-name="T4"> </text:span><text:span text:style-name="T2">وَلَمْ</text:span><text:span text:style-name="T4"> </text:span><text:span text:style-name="T2">تُفْتَحْ</text:span><text:span text:style-name="T4"> </text:span><text:span text:style-name="T2">أَغْلَاقُ</text:span><text:span text:style-name="T4"> </text:span><text:span text:style-name="T2">خَزَائِنِهِ،</text:span><text:span text:style-name="T4"> </text:span><text:span text:style-name="T2">قُلْنَا:</text:span><text:span text:style-name="T4"> </text:span><text:span text:style-name="T2">فَمَا</text:span><text:span text:style-name="T4"> </text:span><text:span text:style-name="T2">تَقُولُ</text:span><text:span text:style-name="T4"> </text:span><text:span text:style-name="T2">فِي</text:span><text:span text:style-name="T4"> </text:span><text:span text:style-name="T2">جَرِيرٍ</text:span><text:span text:style-name="T4"> </text:span><text:span text:style-name="T2">وَالْفَرَزْدَقِ؟</text:span><text:span text:style-name="T4"> </text:span><text:span text:style-name="T2">أَيُّهُمَا</text:span><text:span text:style-name="T4"> </text:span><text:span text:style-name="T2">أَسْبَقُ؟</text:span><text:span text:style-name="T4"> </text:span><text:span text:style-name="T2">فَقَالَ:</text:span><text:span text:style-name="T4"> </text:span><text:span text:style-name="T2">جَرِيرٌ</text:span><text:span text:style-name="T4"> </text:span><text:span text:style-name="T2">أَرَقُّ</text:span><text:span text:style-name="T4"> </text:span><text:span text:style-name="T2">شِعْرًا،</text:span><text:span text:style-name="T4"> </text:span><text:span text:style-name="T2">وَأَغْزَرُ</text:span><text:span text:style-name="T4"> </text:span><text:span text:style-name="T2">غَزْرًا</text:span><text:span text:style-name="T4"> </text:span><text:span text:style-name="T2">وَالْفَرَزْدَقُ</text:span><text:span text:style-name="T4"> </text:span><text:span text:style-name="T2">أَمْتَنُ</text:span><text:span text:style-name="T4"> </text:span><text:span text:style-name="T2">صَخْرًا،</text:span><text:span text:style-name="T4"> </text:span><text:span text:style-name="T2">وَأَكْثَرُ</text:span><text:span text:style-name="T4"> </text:span><text:span text:style-name="T2">فَخْرًا</text:span><text:span text:style-name="T4"> </text:span><text:span text:style-name="T2">وَجَرِيرٌ</text:span><text:span text:style-name="T4"> </text:span><text:span text:style-name="T2">أَوْجَعُ</text:span><text:span text:style-name="T4"> </text:span><text:span text:style-name="T2">هَجْوًا،</text:span><text:span text:style-name="T4"> </text:span><text:span text:style-name="T2">وَأَشْرَفُ</text:span><text:span text:style-name="T4"> </text:span><text:span text:style-name="T2">يَوْمًا</text:span><text:span text:style-name="T4"> </text:span><text:span text:style-name="T2">وَالْفَرَزْدَقُ</text:span><text:span text:style-name="T4"> </text:span><text:span text:style-name="T2">أَكَثَرُ</text:span><text:span text:style-name="T4"> </text:span><text:span text:style-name="T2">رَوْمًا،</text:span><text:span text:style-name="T4"> </text:span><text:span text:style-name="T2">وَأَكْرَمُ</text:span><text:span text:style-name="T4"> </text:span><text:span text:style-name="T2">قَوْمًا،</text:span><text:span text:style-name="T4"> </text:span><text:span text:style-name="T2">وَجَرِيرٌ</text:span><text:span text:style-name="T4"> </text:span><text:span text:style-name="T2">إِذَا</text:span><text:span text:style-name="T4"> </text:span><text:span text:style-name="T2">نَسَبَ</text:span><text:span text:style-name="T4"> </text:span><text:span text:style-name="T2">أَشْجَى،</text:span><text:span text:style-name="T4"> </text:span><text:span text:style-name="T2">وَإِذَا</text:span><text:span text:style-name="T4"> </text:span><text:span text:style-name="T2">ثَلَبَ</text:span><text:span text:style-name="T4"> </text:span><text:span text:style-name="T2">أَرْدَى،</text:span><text:span text:style-name="T4"> </text:span><text:span text:style-name="T2">وَإِذَا</text:span><text:span text:style-name="T4"> </text:span><text:span text:style-name="T2">مَدَحَ</text:span><text:span text:style-name="T4"> </text:span><text:span text:style-name="T2">أَسْنَى،</text:span><text:span text:style-name="T4"> </text:span><text:span text:style-name="T2">وَالْفَرزدقُ</text:span><text:span text:style-name="T4"> </text:span><text:span text:style-name="T2">إِذَا</text:span><text:span text:style-name="T4"> </text:span><text:span text:style-name="T2">افْتَخَرَ</text:span><text:span text:style-name="T4"> </text:span><text:span text:style-name="T2">أَجْزَى،</text:span><text:span text:style-name="T4"> </text:span><text:span text:style-name="T2">وَإِذَا</text:span><text:span text:style-name="T4"> </text:span><text:span text:style-name="T2">احْتَقرَ</text:span><text:span text:style-name="T4"> </text:span><text:span text:style-name="T2">أَزرَى،</text:span><text:span text:style-name="T4"> </text:span><text:span text:style-name="T2">وَإِذا</text:span><text:span text:style-name="T4"> </text:span><text:soft-page-break/><text:span text:style-name="T2">وصَفَ</text:span><text:span text:style-name="T4"> </text:span><text:span text:style-name="T2">أَوفَى،</text:span><text:span text:style-name="T4"> </text:span><text:span text:style-name="T2">قُلنَا:</text:span><text:span text:style-name="T4"> </text:span><text:span text:style-name="T2">فَمَا</text:span><text:span text:style-name="T4"> </text:span><text:span text:style-name="T2">تَقُولُ</text:span><text:span text:style-name="T4"> </text:span><text:span text:style-name="T2">فِي</text:span><text:span text:style-name="T4"> </text:span><text:span text:style-name="T2">المُحْدَثِينَ</text:span><text:span text:style-name="T4"> </text:span><text:span text:style-name="T2">منْ</text:span><text:span text:style-name="T4"> </text:span><text:span text:style-name="T2">الشُّعَراءِ</text:span><text:span text:style-name="T4"> </text:span><text:span text:style-name="T2">والمُتَقَدِّمينَ</text:span><text:span text:style-name="T4"> </text:span><text:span text:style-name="T2">مِنهُمْ؟</text:span><text:span text:style-name="T4"> </text:span><text:span text:style-name="T2">قالَ:</text:span><text:span text:style-name="T4"> </text:span><text:span text:style-name="T2">المُتَقَدِّمونَ</text:span><text:span text:style-name="T4"> </text:span><text:span text:style-name="T2">أَشْرفُ</text:span><text:span text:style-name="T4"> </text:span><text:span text:style-name="T2">لَفْظًا،</text:span><text:span text:style-name="T4"> </text:span><text:span text:style-name="T2">وَأَكثرُ</text:span><text:span text:style-name="T4"> </text:span><text:span text:style-name="T2">منْ</text:span><text:span text:style-name="T4"> </text:span><text:span text:style-name="T2">المَعَاني</text:span><text:span text:style-name="T4"> </text:span><text:span text:style-name="T2">حَظًا،</text:span><text:span text:style-name="T4"> </text:span><text:span text:style-name="T2">وَالمُتَأَخِّرونَ</text:span><text:span text:style-name="T4"> </text:span><text:span text:style-name="T2">أَلْطَفُ</text:span><text:span text:style-name="T4"> </text:span><text:span text:style-name="T2">صُنْعًا،</text:span><text:span text:style-name="T4"> </text:span><text:span text:style-name="T2">وَأَرَقُّ</text:span><text:span text:style-name="T4"> </text:span><text:span text:style-name="T2">نَسْجًا،</text:span><text:span text:style-name="T4"> </text:span><text:span text:style-name="T2">قُلْنا:</text:span><text:span text:style-name="T4"> </text:span><text:span text:style-name="T2">فَلَو</text:span><text:span text:style-name="T4"> </text:span><text:span text:style-name="T2">أَرَيْتَ</text:span><text:span text:style-name="T4"> </text:span><text:span text:style-name="T2">مِنْ</text:span><text:span text:style-name="T4"> </text:span><text:span text:style-name="T2">أَشْعارِكَ،</text:span><text:span text:style-name="T4"> </text:span><text:span text:style-name="T2">وَرَوَيْتَ</text:span><text:span text:style-name="T4"> </text:span><text:span text:style-name="T2">لَنا</text:span><text:span text:style-name="T4"> </text:span><text:span text:style-name="T2">مِنْ</text:span><text:span text:style-name="T4"> </text:span><text:span text:style-name="T2">أَخْبارِكَ،</text:span><text:span text:style-name="T4"> </text:span><text:span text:style-name="T2">قالَ:</text:span><text:span text:style-name="T4"> </text:span><text:span text:style-name="T2">خُذْهَما</text:span><text:span text:style-name="T4"> </text:span><text:span text:style-name="T2">في</text:span><text:span text:style-name="T4"> </text:span><text:span text:style-name="T2">مَعْرِضٍ</text:span><text:span text:style-name="T4"> </text:span><text:span text:style-name="T2">واحِدٍ،</text:span><text:span text:style-name="T4"> </text:span><text:span text:style-name="T2">وَقالَ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text:span text:style-name="T2">أَما</text:span><text:span text:style-name="T4"> </text:span><text:span text:style-name="T2">تَرَوْني</text:span><text:span text:style-name="T4"> </text:span><text:span text:style-name="T2">أَتَغَشَّى</text:span><text:span text:style-name="T4"> </text:span><text:span text:style-name="T2">طِمْرًا<text:line-break/>مُضْطَبنًا</text:span><text:span text:style-name="T4"> </text:span><text:span text:style-name="T2">عَلى</text:span><text:span text:style-name="T4"> </text:span><text:span text:style-name="T2">اللَّيالي</text:span><text:span text:style-name="T4"> </text:span><text:span text:style-name="T2">غِمَرًا<text:line-break/>أَقْصَى</text:span><text:span text:style-name="T4"> </text:span><text:span text:style-name="T2">أَمانِيَّ</text:span><text:span text:style-name="T4"> </text:span><text:span text:style-name="T2">طُلُوعُ</text:span><text:span text:style-name="T4"> </text:span><text:span text:style-name="T2">الشِّعْرى<text:line-break/>وَكانَ</text:span><text:span text:style-name="T4"> </text:span><text:span text:style-name="T2">هذَا</text:span><text:span text:style-name="T4"> </text:span><text:span text:style-name="T2">الحُرُّ</text:span><text:span text:style-name="T4"> </text:span><text:span text:style-name="T2">أَعْلى</text:span><text:span text:style-name="T4"> </text:span><text:span text:style-name="T2">قَدْرًا<text:line-break/>ضَرَبْتُ</text:span><text:span text:style-name="T4"> </text:span><text:span text:style-name="T2">لِلسَّرّا</text:span><text:span text:style-name="T4"> </text:span><text:span text:style-name="T2">قِبَابًا</text:span><text:span text:style-name="T4"> </text:span><text:span text:style-name="T2">خُضْرَا<text:line-break/>فَانْقَلَبَ</text:span><text:span text:style-name="T4"> </text:span><text:span text:style-name="T2">الدَّهْرُ</text:span><text:span text:style-name="T4"> </text:span><text:span text:style-name="T2">لِبَطْنٍ</text:span><text:span text:style-name="T4"> </text:span><text:span text:style-name="T2">ظَهْرا<text:line-break/>لَمْ</text:span><text:span text:style-name="T4"> </text:span><text:span text:style-name="T2">يُبْقِ</text:span><text:span text:style-name="T4"> </text:span><text:span text:style-name="T2">مِنْ</text:span><text:span text:style-name="T4"> </text:span><text:span text:style-name="T2">وَفْرِى</text:span><text:span text:style-name="T4"> </text:span><text:span text:style-name="T2">إِلَّا</text:span><text:span text:style-name="T4"> </text:span><text:span text:style-name="T2">ذِكْرَا<text:line-break/>لَوْلا</text:span><text:span text:style-name="T4"> </text:span><text:span text:style-name="T2">عَجُوزٌ</text:span><text:span text:style-name="T4"> </text:span><text:span text:style-name="T2">لِي</text:span><text:span text:style-name="T4"> </text:span><text:span text:style-name="T2">بِسُرَّ</text:span><text:span text:style-name="T4"> </text:span><text:span text:style-name="T2">مَنْ</text:span><text:span text:style-name="T4"> </text:span><text:span text:style-name="T2">رَا<text:line-break/></text:span><text:span text:style-name="T2">قَدْ</text:span><text:span text:style-name="T4"> </text:span><text:span text:style-name="T2">جَلَبَ</text:span><text:span text:style-name="T4"> </text:span><text:span text:style-name="T2">الدَّهْرُ</text:span><text:span text:style-name="T4"> </text:span><text:span text:style-name="T2">عَلَيْهِمْ</text:span><text:span text:style-name="T4"> </text:span><text:span text:style-name="T2">ضُرَّا<text:line-break/>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<text:span text:style-name="T2">مُمْتَطِيًا</text:span><text:span text:style-name="T4"> </text:span><text:span text:style-name="T2">في</text:span><text:span text:style-name="T4"> </text:span><text:span text:style-name="T2">الضُّرِّ</text:span><text:span text:style-name="T4"> </text:span><text:span text:style-name="T2">أَمْرًا</text:span><text:span text:style-name="T4"> </text:span><text:span text:style-name="T2">مُرًّا<text:line-break/>مُلاقِيًا</text:span><text:span text:style-name="T4"> </text:span><text:span text:style-name="T2">مِنْها</text:span><text:span text:style-name="T4"> </text:span><text:span text:style-name="T2">صُرُوفًا</text:span><text:span text:style-name="T4"> </text:span><text:span text:style-name="T2">حَمْرَا<text:line-break/>فَقَد</text:span><text:span text:style-name="T4"> </text:span><text:span text:style-name="T2">عُنِينَا</text:span><text:span text:style-name="T4"> </text:span><text:span text:style-name="T2">بِالأَمَاني</text:span><text:span text:style-name="T4"> </text:span><text:span text:style-name="T2">دَهْرًا<text:line-break/>وَماءُ</text:span><text:span text:style-name="T4"> </text:span><text:span text:style-name="T2">هذَا</text:span><text:span text:style-name="T4"> </text:span><text:span text:style-name="T2">الوَجْهِ</text:span><text:span text:style-name="T4"> </text:span><text:span text:style-name="T2">أَغْلى</text:span><text:span text:style-name="T4"> </text:span><text:span text:style-name="T2">سِعْرَا<text:line-break/>فِي</text:span><text:span text:style-name="T4"> </text:span><text:span text:style-name="T2">دَارِ</text:span><text:span text:style-name="T4"> </text:span><text:span text:style-name="T2">دَارَا</text:span><text:span text:style-name="T4"> </text:span><text:span text:style-name="T2">وَإِيوَانِ</text:span><text:span text:style-name="T4"> </text:span><text:span text:style-name="T2">كِسْرى<text:line-break/>وَعَادَ</text:span><text:span text:style-name="T4"> </text:span><text:span text:style-name="T2">عُرْفُ</text:span><text:span text:style-name="T4"> </text:span><text:span text:style-name="T2">العَيْشِ</text:span><text:span text:style-name="T4"> </text:span><text:span text:style-name="T2">عِنْدي</text:span><text:span text:style-name="T4"> </text:span><text:span text:style-name="T2">نُكْرَا<text:line-break/>ثُمَّ</text:span><text:span text:style-name="T4"> </text:span><text:span text:style-name="T2">إِلى</text:span><text:span text:style-name="T4"> </text:span><text:span text:style-name="T2">اليَوْمِ</text:span><text:span text:style-name="T4"> </text:span><text:span text:style-name="T2">هَلُمَّ</text:span><text:span text:style-name="T4"> </text:span><text:span text:style-name="T2">جَرَّا<text:line-break/>وَأَفْرُخٌ</text:span><text:span text:style-name="T4"> </text:span><text:span text:style-name="T2">دونَ</text:span><text:span text:style-name="T4"> </text:span><text:span text:style-name="T2">جِبَالِ</text:span><text:span text:style-name="T4"> </text:span><text:span text:style-name="T2">بُصْرَى<text:line-break/></text:span><text:span text:style-name="T2">قَتَلْتَ</text:span><text:span text:style-name="T4"> </text:span><text:span text:style-name="T2">يَا</text:span><text:span text:style-name="T4"> </text:span><text:span text:style-name="T2">سَادَةُ</text:span><text:span text:style-name="T4"> </text:span><text:span text:style-name="T2">نَفْسي</text:span><text:span text:style-name="T4"> </text:span><text:span text:style-name="T2">صَبْرَا<text:line-break/></text:span></text:p>
          </table:table-cell>
        </table:table-row>
      </table:table>
      <text:p text:style-name="P2"><text:span text:style-name="T2">قَالَ</text:span><text:span text:style-name="T4"> </text:span><text:span text:style-name="T2">عِيسَى</text:span><text:span text:style-name="T4"> </text:span><text:span text:style-name="T2">بْنُ</text:span><text:span text:style-name="T4"> </text:span><text:span text:style-name="T2">هِشَامٍ،</text:span><text:span text:style-name="T4"> </text:span><text:span text:style-name="T2">فَانَلْتُهُ</text:span><text:span text:style-name="T4"> </text:span><text:span text:style-name="T2">مَا</text:span><text:span text:style-name="T4"> </text:span><text:span text:style-name="T2">تَاحَ.</text:span><text:span text:style-name="T4"> </text:span><text:span text:style-name="T2">وَأَعْرَضَ</text:span><text:span text:style-name="T4"> </text:span><text:span text:style-name="T2">عَنَّا</text:span><text:span text:style-name="T4"> </text:span><text:span text:style-name="T2">فَرَاحَ.</text:span><text:span text:style-name="T4"> </text:span><text:span text:style-name="T2">فَجَعَلْتُ</text:span><text:span text:style-name="T4"> </text:span><text:span text:style-name="T2">أَنْفيهِ</text:span><text:span text:style-name="T4"> </text:span><text:span text:style-name="T2">وَأُثْبتُهُ،</text:span><text:span text:style-name="T4"> </text:span><text:span text:style-name="T2">وَأَنْكِرُهُ</text:span><text:span text:style-name="T4"> </text:span><text:span text:style-name="T2">وَكَأَنِّي</text:span><text:span text:style-name="T4"> </text:span><text:span text:style-name="T2">أَعْرِفُهُ،</text:span><text:span text:style-name="T4"> </text:span><text:span text:style-name="T2">ثُمَّ</text:span><text:span text:style-name="T4"> </text:span><text:span text:style-name="T2">دَلَّتْنِي</text:span><text:span text:style-name="T4"> </text:span><text:span text:style-name="T2">عَلَيهِ</text:span><text:span text:style-name="T4"> </text:span><text:span text:style-name="T2">ثَنَاياهُ،</text:span><text:span text:style-name="T4"> </text:span><text:span text:style-name="T2">فَقُلْتُ:</text:span><text:span text:style-name="T4"> </text:span><text:span text:style-name="T2">الإِسْكَنْدَريُّ</text:span><text:span text:style-name="T4"> </text:span><text:span text:style-name="T2">وَاللَّهِ،</text:span><text:span text:style-name="T4"> </text:span><text:span text:style-name="T2">فَقَدْ</text:span><text:span text:style-name="T4"> </text:span><text:span text:style-name="T2">كَانَ</text:span><text:span text:style-name="T4"> </text:span><text:span text:style-name="T2">فَارَقَنَا</text:span><text:span text:style-name="T4"> </text:span><text:span text:style-name="T2">خِشْفًا،</text:span><text:span text:style-name="T4"> </text:span><text:span text:style-name="T2">وَوَافانا</text:span><text:span text:style-name="T4"> </text:span><text:span text:style-name="T2">جِلْفًا،</text:span><text:span text:style-name="T4"> </text:span><text:span text:style-name="T2">وَنَهَضْتُ</text:span><text:span text:style-name="T4"> </text:span><text:span text:style-name="T2">عَلى</text:span><text:span text:style-name="T4"> </text:span><text:span text:style-name="T2">إِثرِهِ،</text:span><text:span text:style-name="T4"> </text:span><text:span text:style-name="T2">ثَمَّ</text:span><text:span text:style-name="T4"> </text:span><text:span text:style-name="T2">قَبَضْتُ</text:span><text:span text:style-name="T4"> </text:span><text:span text:style-name="T2">عَلَى</text:span><text:span text:style-name="T4"> </text:span><text:span text:style-name="T2">خَصْرِهِ،</text:span><text:span text:style-name="T4"> </text:span><text:span text:style-name="T2">وَقُلْتُ:</text:span><text:span text:style-name="T4"> </text:span><text:span text:style-name="T2">أَلَسْتَ</text:span><text:span text:style-name="T4"> </text:span><text:span text:style-name="T2">أَبَا</text:span><text:span text:style-name="T4"> </text:span><text:span text:style-name="T2">الفَتْحِ؟</text:span><text:span text:style-name="T4"> </text:span><text:span text:style-name="T2">أَلَمْ</text:span><text:span text:style-name="T4"> </text:span><text:span text:style-name="T2">نُرَبِّكَ</text:span><text:span text:style-name="T4"> </text:span><text:span text:style-name="T2">فِينا</text:span><text:span text:style-name="T4"> </text:span><text:span text:style-name="T2">وَلِيدًا</text:span><text:span text:style-name="T4"> </text:span><text:span text:style-name="T2">وَلَبِثْتَ</text:span><text:span text:style-name="T4"> </text:span><text:span text:style-name="T2">فِينا</text:span><text:span text:style-name="T4"> </text:span><text:span text:style-name="T2">مِنْ</text:span><text:span text:style-name="T4"> </text:span><text:span text:style-name="T2">عُمُرِكَ</text:span><text:span text:style-name="T4"> </text:span><text:span text:style-name="T2">سِنِينَ؟</text:span><text:span text:style-name="T4"> </text:span><text:span text:style-name="T2">فَأَيُّ</text:span><text:span text:style-name="T4"> </text:span><text:span text:style-name="T2">عَجُوزِ</text:span><text:span text:style-name="T4"> </text:span><text:span text:style-name="T2">لَكَ</text:span><text:span text:style-name="T4"> </text:span><text:span text:style-name="T2">بِسُرَّ</text:span><text:span text:style-name="T4"> </text:span><text:span text:style-name="T2">مَنْ</text:span><text:span text:style-name="T4"> </text:span><text:span text:style-name="T2">رَا</text:span><text:span text:style-name="T4"> </text:span><text:span text:style-name="T2">فَضَحِكَ</text:span><text:span text:style-name="T4"> </text:span><text:span text:style-name="T2">إِليَّ</text:span><text:span text:style-name="T4"> </text:span><text:span text:style-name="T2">وَقَالَ: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row table:style-name="Table2.1">
          <table:table-cell table:style-name="Table2.A1" office:value-type="string">
            <text:p text:style-name="P2"><text:span text:style-name="T2">وَيْحَكَ</text:span><text:span text:style-name="T4"> </text:span><text:span text:style-name="T2">هذَا</text:span><text:span text:style-name="T4"> </text:span><text:span text:style-name="T2">الزَّمَان</text:span><text:span text:style-name="T4"> </text:span><text:span text:style-name="T2">زُورُ<text:line-break/>لَا</text:span><text:span text:style-name="T4"> </text:span><text:span text:style-name="T2">تَلْتَزِمْ</text:span><text:span text:style-name="T4"> </text:span><text:span text:style-name="T2">حَالَةً،</text:span><text:span text:style-name="T4"> </text:span><text:span text:style-name="T2">وَلكِنْ<text:line-break/></text:span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2"><text:span text:style-name="T2">فَلَا</text:span><text:span text:style-name="T4"> </text:span><text:span text:style-name="T2">يَغُرَّنَّكَ</text:span><text:span text:style-name="T4"> </text:span><text:span text:style-name="T2">الغُرُورُ<text:line-break/>دُرْ</text:span><text:span text:style-name="T4"> </text:span><text:span text:style-name="T2">بِالَّليَالِي</text:span><text:span text:style-name="T4"> </text:span><text:span text:style-name="T2">كَمَا</text:span><text:span text:style-name="T4"> </text:span><text:span text:style-name="T2">تَدُورُ.<text:line-break/>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" svg:font-family="Courier"/>
    <style:font-face style:name="DejaVu Sans Mono" svg:font-family="'DejaVu Sans Mono'" style:font-family-generic="modern"/>
    <style:font-face style:name="Amiri" svg:font-family="Amiri" style:font-pitch="variable"/>
    <style:font-face style:name="DejaVu Sans Light" svg:font-family="'DejaVu Sans Light', 'MS Mincho'" style:font-pitch="variable"/>
    <style:font-face style:name="Droid Sans Fallback1" svg:font-family="'Droid Sans Fallback'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, 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ejaVu Sans Condensed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" fo:font-size="12pt" fo:language="en" fo:country="US" style:font-name-asian="Droid Sans Fallback1" style:font-size-asian="12pt" style:language-asian="zh" style:country-asian="CN" style:font-name-complex="DejaVu Sans Light" style:font-size-complex="12pt" style:language-complex="ar" style:country-complex="EG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1" style:font-size-asian="14pt" style:font-name-complex="DejaVu Sans Ligh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Ligh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Ligh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Ligh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512cm" style:type="center"/>
          <style:tab-stop style:position="11.024cm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size="16pt" fo:font-weight="bold" style:letter-kerning="true" style:font-name-asian="Times New Roman" style:font-size-asian="16pt" style:language-asian="zh" style:country-asian="CN" style:font-weight-asian="bold" style:font-name-complex="Times New Roman" style:font-size-complex="16pt" style:language-complex="ar" style:country-complex="EG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 style:writing-mode="rl-tb"/>
      <style:text-properties style:font-name-complex="Amiri"/>
    </style:style>
    <style:page-layout style:name="Mpm1">
      <style:page-layout-properties fo:page-width="21.001cm" fo:page-height="29.7cm" style:num-format="1" style:print-orientation="portrait" fo:margin-top="2.997cm" fo:margin-bottom="3.48cm" fo:margin-left="4.496cm" fo:margin-right="5.486cm" style:shadow="none" fo:background-color="transparent" style:writing-mode="rl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>
        <style:header-footer-properties fo:min-height="1.399cm" fo:margin-left="0cm" fo:margin-right="0cm" fo:margin-bottom="0.379cm" fo:border-top="none" fo:border-bottom="0.26pt solid #000000" fo:border-left="none" fo:border-right="none" fo:padding="0.049cm" style:shadow="none" style:dynamic-spacing="fals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1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عيسى بن هشام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05T06:26:00</meta:creation-date>
    <dc:date>2011-12-03T06:00:21</dc:date>
    <meta:editing-cycles>10</meta:editing-cycles>
    <meta:editing-duration>PT1H13M37S</meta:editing-duration>
    <meta:generator>LibreOffice/3.5$Linux_x86 LibreOffice_project/a115442-1f92ab1-3bd0388-802b4c7</meta:generator>
    <meta:document-statistic meta:table-count="2" meta:image-count="0" meta:object-count="0" meta:page-count="2" meta:paragraph-count="8" meta:word-count="439" meta:character-count="2401" meta:non-whitespace-character-count="1966"/>
    <meta:user-defined meta:name="Info 1"/>
    <meta:user-defined meta:name="Info 2"/>
    <meta:user-defined meta:name="Info 3"/>
    <meta:user-defined meta:name="Info 4"/>
  </office:meta>
</office:document-meta>
</file>